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2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7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8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5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CC_Expenses_for_OPCC_by_pay_re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2">
            <text:p>ExpenseClaimID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ReasonOther</text:p>
          </table:table-cell>
          <table:table-cell office:value-type="string" table:style-name="ce2">
            <text:p>ClaimDate</text:p>
          </table:table-cell>
          <table:table-cell office:value-type="string" table:style-name="ce2">
            <text:p>StartLocation</text:p>
          </table:table-cell>
          <table:table-cell office:value-type="string" table:style-name="ce2">
            <text:p>CostClaimed</text:p>
          </table:table-cell>
          <table:table-cell office:value-type="string" table:style-name="ce2">
            <text:p>ClaimType</text:p>
          </table:table-cell>
          <table:table-cell office:value-type="string" table:style-name="ce2">
            <text:p>ClaimTypePublicTrans</text:p>
          </table:table-cell>
          <table:table-cell office:value-type="string" table:style-name="ce2">
            <text:p>ReasonType</text:p>
          </table:table-cell>
          <table:table-cell office:value-type="string" table:style-name="ce2">
            <text:p>ClaimStatusDesc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Year</text:p>
          </table:table-cell>
          <table:table-cell table:number-columns-repeated="16371"/>
        </table:table-row>
        <table:table-row table:style-name="ro2">
          <table:table-cell office:value-type="float" office:value="775906" table:style-name="ce3">
            <text:p>775906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Disc, Didcot</text:p>
          </table:table-cell>
          <table:table-cell office:value-type="date" office:date-value="2024-10-14T00:00:00" table:style-name="ce5">
            <text:p>14-Oct-24</text:p>
          </table:table-cell>
          <table:table-cell office:value-type="string" table:style-name="ce6">
            <text:p>Out of Force</text:p>
          </table:table-cell>
          <table:table-cell office:value-type="float" office:value="4.4000000000000004" table:style-name="ce7">
            <text:p>4.4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1" table:style-name="ce8">
            <text:p>11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2">
          <table:table-cell office:value-type="float" office:value="775907" table:style-name="ce3">
            <text:p>775907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afer Business Action Week</text:p>
          </table:table-cell>
          <table:table-cell office:value-type="date" office:date-value="2024-10-15T00:00:00" table:style-name="ce5">
            <text:p>15-Oct-24</text:p>
          </table:table-cell>
          <table:table-cell office:value-type="string" table:style-name="ce6">
            <text:p>Out of Force</text:p>
          </table:table-cell>
          <table:table-cell office:value-type="float" office:value="4.5999999999999996" table:style-name="ce7">
            <text:p>4.6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1" table:style-name="ce8">
            <text:p>11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2">
          <table:table-cell office:value-type="float" office:value="775908" table:style-name="ce3">
            <text:p>775908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afer Business Action Week</text:p>
          </table:table-cell>
          <table:table-cell office:value-type="date" office:date-value="2024-10-15T00:00:00" table:style-name="ce5">
            <text:p>15-Oct-24</text:p>
          </table:table-cell>
          <table:table-cell office:value-type="string" table:style-name="ce6">
            <text:p>Out of Force</text:p>
          </table:table-cell>
          <table:table-cell office:value-type="float" office:value="2" table:style-name="ce7">
            <text:p>2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1" table:style-name="ce8">
            <text:p>11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2">
          <table:table-cell office:value-type="float" office:value="775909" table:style-name="ce3">
            <text:p>775909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Op Pandilla</text:p>
            <text:p>MK Council</text:p>
          </table:table-cell>
          <table:table-cell office:value-type="date" office:date-value="2024-10-16T00:00:00" table:style-name="ce5">
            <text:p>16-Oct-24</text:p>
          </table:table-cell>
          <table:table-cell office:value-type="string" table:style-name="ce6">
            <text:p>Amersham Police Station</text:p>
          </table:table-cell>
          <table:table-cell office:value-type="float" office:value="2.5499999999999998" table:style-name="ce7">
            <text:p>2.55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1" table:style-name="ce8">
            <text:p>11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2">
          <table:table-cell office:value-type="float" office:value="775910" table:style-name="ce3">
            <text:p>775910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Op Pandilla</text:p>
            <text:p>MK Council</text:p>
          </table:table-cell>
          <table:table-cell office:value-type="date" office:date-value="2024-10-16T00:00:00" table:style-name="ce5">
            <text:p>16-Oct-24</text:p>
          </table:table-cell>
          <table:table-cell office:value-type="string" table:style-name="ce6">
            <text:p>Milton Keynes Council</text:p>
          </table:table-cell>
          <table:table-cell office:value-type="float" office:value="1.4" table:style-name="ce7">
            <text:p>1.4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1" table:style-name="ce8">
            <text:p>11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2">
          <table:table-cell office:value-type="float" office:value="775911" table:style-name="ce3">
            <text:p>775911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HP11 1BG</text:p>
          </table:table-cell>
          <table:table-cell office:value-type="date" office:date-value="2024-10-18T00:00:00" table:style-name="ce5">
            <text:p>18-Oct-24</text:p>
          </table:table-cell>
          <table:table-cell office:value-type="string" table:style-name="ce6">
            <text:p>Out of Force</text:p>
          </table:table-cell>
          <table:table-cell office:value-type="float" office:value="3.1" table:style-name="ce7">
            <text:p>3.1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1" table:style-name="ce8">
            <text:p>11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2">
          <table:table-cell office:value-type="float" office:value="775912" table:style-name="ce3">
            <text:p>775912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lternative to Conflict</text:p>
          </table:table-cell>
          <table:table-cell office:value-type="date" office:date-value="2024-10-23T00:00:00" table:style-name="ce5">
            <text:p>23-Oct-24</text:p>
          </table:table-cell>
          <table:table-cell office:value-type="string" table:style-name="ce6">
            <text:p>Out of Force</text:p>
          </table:table-cell>
          <table:table-cell office:value-type="float" office:value="2.6" table:style-name="ce7">
            <text:p>2.6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1" table:style-name="ce8">
            <text:p>11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2">
          <table:table-cell office:value-type="float" office:value="775913" table:style-name="ce3">
            <text:p>775913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LT</text:p>
          </table:table-cell>
          <table:table-cell office:value-type="date" office:date-value="2024-10-28T00:00:00" table:style-name="ce5">
            <text:p>28-Oct-24</text:p>
          </table:table-cell>
          <table:table-cell office:value-type="string" table:style-name="ce6">
            <text:p>Milton Keynes Police Station</text:p>
          </table:table-cell>
          <table:table-cell office:value-type="float" office:value="4.4000000000000004" table:style-name="ce7">
            <text:p>4.4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1" table:style-name="ce8">
            <text:p>11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2">
          <table:table-cell office:value-type="float" office:value="775915" table:style-name="ce3">
            <text:p>775915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KER Task Force</text:p>
          </table:table-cell>
          <table:table-cell office:value-type="date" office:date-value="2024-10-29T00:00:00" table:style-name="ce5">
            <text:p>29-Oct-24</text:p>
          </table:table-cell>
          <table:table-cell office:value-type="string" table:style-name="ce6">
            <text:p>Out of Force</text:p>
          </table:table-cell>
          <table:table-cell office:value-type="float" office:value="5.4" table:style-name="ce7">
            <text:p>5.4</text:p>
          </table:table-cell>
          <table:table-cell office:value-type="string" table:style-name="ce6">
            <text:p>Public Transport</text:p>
          </table:table-cell>
          <table:table-cell office:value-type="string" table:style-name="ce6">
            <text:p>Train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1" table:style-name="ce8">
            <text:p>11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2">
          <table:table-cell office:value-type="float" office:value="775916" table:style-name="ce3">
            <text:p>775916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lough Council</text:p>
          </table:table-cell>
          <table:table-cell office:value-type="date" office:date-value="2024-10-29T00:00:00" table:style-name="ce5">
            <text:p>29-Oct-24</text:p>
          </table:table-cell>
          <table:table-cell office:value-type="string" table:style-name="ce6">
            <text:p>Out of Force</text:p>
          </table:table-cell>
          <table:table-cell office:value-type="float" office:value="4" table:style-name="ce7">
            <text:p>4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1" table:style-name="ce8">
            <text:p>11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2">
          <table:table-cell office:value-type="float" office:value="775914" table:style-name="ce3">
            <text:p>775914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KER Task Force</text:p>
          </table:table-cell>
          <table:table-cell office:value-type="date" office:date-value="2024-10-29T00:00:00" table:style-name="ce5">
            <text:p>29-Oct-24</text:p>
          </table:table-cell>
          <table:table-cell office:value-type="string" table:style-name="ce6">
            <text:p>Out of Force</text:p>
          </table:table-cell>
          <table:table-cell office:value-type="float" office:value="6.85" table:style-name="ce7">
            <text:p>6.85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1" table:style-name="ce8">
            <text:p>11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2">
          <table:table-cell office:value-type="float" office:value="775917" table:style-name="ce3">
            <text:p>775917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ommunity Fund</text:p>
          </table:table-cell>
          <table:table-cell office:value-type="date" office:date-value="2024-10-31T00:00:00" table:style-name="ce5">
            <text:p>31-Oct-24</text:p>
          </table:table-cell>
          <table:table-cell office:value-type="string" table:style-name="ce6">
            <text:p>Out of Force</text:p>
          </table:table-cell>
          <table:table-cell office:value-type="float" office:value="3.1" table:style-name="ce7">
            <text:p>3.1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ut of Force Meeting</text:p>
          </table:table-cell>
          <table:table-cell office:value-type="string" table:style-name="ce6">
            <text:p>Paid</text:p>
          </table:table-cell>
          <table:table-cell office:value-type="float" office:value="11" table:style-name="ce8">
            <text:p>11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2">
          <table:table-cell office:value-type="float" office:value="775918" table:style-name="ce3">
            <text:p>775918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arliamentary Drop In</text:p>
          </table:table-cell>
          <table:table-cell office:value-type="date" office:date-value="2024-11-05T00:00:00" table:style-name="ce5">
            <text:p>05-Nov-24</text:p>
          </table:table-cell>
          <table:table-cell office:value-type="string" table:style-name="ce6">
            <text:p>Out of Force</text:p>
          </table:table-cell>
          <table:table-cell office:value-type="float" office:value="6.9" table:style-name="ce7">
            <text:p>6.9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1" table:style-name="ce8">
            <text:p>11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2">
          <table:table-cell office:value-type="float" office:value="775919" table:style-name="ce3">
            <text:p>775919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arliamentary Drop In</text:p>
          </table:table-cell>
          <table:table-cell office:value-type="date" office:date-value="2024-11-05T00:00:00" table:style-name="ce5">
            <text:p>05-Nov-24</text:p>
          </table:table-cell>
          <table:table-cell office:value-type="string" table:style-name="ce6">
            <text:p>Out of Force</text:p>
          </table:table-cell>
          <table:table-cell office:value-type="float" office:value="2.8" table:style-name="ce7">
            <text:p>2.8</text:p>
          </table:table-cell>
          <table:table-cell office:value-type="string" table:style-name="ce6">
            <text:p>Public Transport</text:p>
          </table:table-cell>
          <table:table-cell office:value-type="string" table:style-name="ce6">
            <text:p>Train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1" table:style-name="ce8">
            <text:p>11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3">
          <table:table-cell office:value-type="float" office:value="775920" table:style-name="ce3">
            <text:p>775920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LCJB</text:p>
            <text:p>Restart</text:p>
            <text:p>Rural Conference</text:p>
          </table:table-cell>
          <table:table-cell office:value-type="date" office:date-value="2024-11-06T00:00:00" table:style-name="ce5">
            <text:p>06-Nov-24</text:p>
          </table:table-cell>
          <table:table-cell office:value-type="string" table:style-name="ce6">
            <text:p>Out of Force</text:p>
          </table:table-cell>
          <table:table-cell office:value-type="float" office:value="6.9" table:style-name="ce7">
            <text:p>6.9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1" table:style-name="ce8">
            <text:p>11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2">
          <table:table-cell office:value-type="float" office:value="775921" table:style-name="ce3">
            <text:p>775921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Disc, Wallingford</text:p>
          </table:table-cell>
          <table:table-cell office:value-type="date" office:date-value="2024-11-07T00:00:00" table:style-name="ce5">
            <text:p>07-Nov-24</text:p>
          </table:table-cell>
          <table:table-cell office:value-type="string" table:style-name="ce6">
            <text:p>Out of Force</text:p>
          </table:table-cell>
          <table:table-cell office:value-type="float" office:value="2.4" table:style-name="ce7">
            <text:p>2.4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1" table:style-name="ce8">
            <text:p>11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72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ooke, Nancy (C2404)</meta:initial-creator>
    <dc:creator>Roberts, Charlotte (C7904)</dc:creator>
    <meta:creation-date>2024-11-13T11:53:56Z</meta:creation-date>
    <dc:date>2024-11-14T13:04:41Z</dc:date>
    <meta:print-date>2024-11-14T13:03:40Z</meta:print-date>
    <meta:user-defined meta:name="ContentTypeId">0x010100DDEEACFD805CE840B8B73A86A38D930F</meta:user-defined>
  </office:meta>
</office:document-meta>
</file>